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jacksotl Today's date: 2017-07-12</text:p>
      <text:h text:style-name="Heading_20_1" text:outline-level="1">What tools have you we worked with so far in this class?</text:h>
      <text:p text:style-name="First_20_paragraph">We have worked with codeanywhere, github, jekyll, and pandoc</text:p>
      <text:h text:style-name="Heading_20_1" text:outline-level="1">Which have you found most potentially useful?</text:h>
      <text:p text:style-name="First_20_paragraph">Github</text:p>
      <text:h text:style-name="Heading_20_1" text:outline-level="1">Why?</text:h>
      <text:p text:style-name="First_20_paragraph">Github is easier to understand and less room to make mistakes.</text:p>
      <text:h text:style-name="Heading_20_1" text:outline-level="1">What tools have been the most difficult to learn?</text:h>
      <text:p text:style-name="First_20_paragraph">Codeanywhere</text:p>
      <text:h text:style-name="Heading_20_1" text:outline-level="1">Why have they been particularly difficult to learn and use?</text:h>
      <text:p text:style-name="First_20_paragraph">You have to memorize commands and you have to make sure your spelling is correct</text:p>
      <text:h text:style-name="Heading_20_1" text:outline-level="1">What tools would you like to learn more about?</text:h>
      <text:p text:style-name="First_20_paragraph">I wish we could work more with github to advance our websites. There is stuff in the repository that I still don't understand. * * *</text:p>
      <text:p text:style-name="Text_20_body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